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Impl.getVariable( String _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flowImpl.getInitialValue( String variab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flowImpl.getLeavingTransitions( String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flowImpl.getTran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addTransition( TransitionImpl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Impl.getSt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WorkflowImpl( String _name , String _initial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Impl.contains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getVariabl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flowImpl.getInitial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addState( String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add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addVariable( BooleanVariableImpl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